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05c25" officeooo:paragraph-rsid="00105c25"/>
    </style:style>
    <style:style style:name="T1" style:family="text">
      <style:text-properties officeooo:rsid="0011cb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0</text:p>
      <text:p text:style-name="P1"/>
      <text:p text:style-name="P1">1) On observe l’éxécution de deux processus l’un apres l’autre</text:p>
      <text:p text:style-name="P1"/>
      <text:p text:style-name="P1">2) on observe l’éxécution en parallèle des deux processus</text:p>
      <text:p text:style-name="P1"/>
      <text:p text:style-name="P1">3) Non on ne peut garantir un résultat identique</text:p>
      <text:p text:style-name="P1"/>
      <text:p text:style-name="P1">4) <text:span text:style-name="T1">le temps d’éxécution d’un processu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8:37:52.727447866</meta:creation-date>
    <dc:date>2018-02-01T08:47:32.588894503</dc:date>
    <meta:editing-duration>PT9M40S</meta:editing-duration>
    <meta:editing-cycles>2</meta:editing-cycles>
    <meta:generator>LibreOffice/5.4.4.2$Linux_X86_64 LibreOffice_project/40m0$Build-2</meta:generator>
    <meta:document-statistic meta:table-count="0" meta:image-count="0" meta:object-count="0" meta:page-count="1" meta:paragraph-count="5" meta:word-count="35" meta:character-count="209" meta:non-whitespace-character-count="178"/>
  </office:meta>
</office:document-meta>
</file>